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f4a8" officeooo:paragraph-rsid="0009f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ita Persikov</text:p>
      <text:p text:style-name="P1">ASTE 404</text:p>
      <text:p text:style-name="P1">HW 11</text:p>
      <text:p text:style-name="P1"/>
      <text:p text:style-name="P1">Problem 1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3:50:58.447316112</meta:creation-date>
    <dc:date>2021-11-06T13:51:32.385301544</dc:date>
    <meta:editing-duration>PT34S</meta:editing-duration>
    <meta:editing-cycles>1</meta:editing-cycles>
    <meta:document-statistic meta:table-count="0" meta:image-count="0" meta:object-count="0" meta:page-count="1" meta:paragraph-count="4" meta:word-count="8" meta:character-count="38" meta:non-whitespace-character-count="34"/>
    <meta:generator>LibreOffice/6.0.7.3$Linux_X86_64 LibreOffice_project/00m0$Build-3</meta:generator>
  </office:meta>
</office:document-meta>
</file>